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solid" svg:stroke-width="0.034cm" svg:stroke-color="#000000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0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round" svg:stroke-linecap="butt" draw:fill="solid" draw:fill-color="#b2b2b2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0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0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36cm" fo:min-width="0.1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cm" svg:stroke-color="#e8e8e8" draw:stroke-linejoin="round" svg:stroke-linecap="butt" draw:fill="solid" draw:fill-color="#b2b2b2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48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cm" svg:stroke-color="#e8e8e8" draw:stroke-linejoin="round" svg:stroke-linecap="butt" draw:fill="solid" draw:fill-color="#d0d0d0"/>
    </style:style>
    <style:style style:name="gr22" style:family="graphic" style:parent-style-name="standard">
      <style:graphic-properties draw:stroke="solid" svg:stroke-width="0cm" svg:stroke-color="#e8e8e8" draw:stroke-linejoin="round" svg:stroke-linecap="butt" draw:fill="solid" draw:fill-color="#999999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4.6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64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0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9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8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36cm" fo:min-width="0.18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98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1.183cm"/>
      <style:paragraph-properties style:writing-mode="lr-tb"/>
    </style:style>
    <style:style style:name="gr31" style:family="graphic" style:parent-style-name="standard">
      <style:graphic-properties draw:stroke="none" draw:fill="none" draw:fill-color="#ffffff" fo:min-height="5.253cm"/>
      <style:paragraph-properties style:writing-mode="lr-tb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solid" draw:fill-color="#b2b2b2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style:writing-mode="lr-tb"/>
      <style:text-properties fo:font-size="3.5pt" style:font-size-asian="3.5pt" style:font-size-complex="3.5pt"/>
    </style:style>
    <style:style style:name="P10" style:family="paragraph">
      <loext:graphic-properties draw:fill="none"/>
      <style:paragraph-properties style:writing-mode="lr-tb"/>
      <style:text-properties fo:font-size="4pt" style:font-size-asian="4pt" style:font-size-complex="4pt"/>
    </style:style>
    <style:style style:name="P11" style:family="paragraph">
      <loext:graphic-properties draw:fill="solid" draw:fill-color="#d0d0d0"/>
    </style:style>
    <style:style style:name="P12" style:family="paragraph">
      <loext:graphic-properties draw:fill="solid" draw:fill-color="#999999"/>
    </style:style>
    <style:style style:name="P13" style:family="paragraph">
      <style:paragraph-properties fo:margin-top="0.42cm" fo:margin-bottom="0.35cm"/>
      <style:text-properties style:font-name="Liberation Sans3" fo:font-size="10pt" style:font-size-asian="10pt" style:font-size-complex="10pt"/>
    </style:style>
    <style:style style:name="P14" style:family="paragraph">
      <loext:graphic-properties draw:fill="none" draw:fill-color="#ffffff"/>
      <style:paragraph-properties fo:margin-top="0.42cm" fo:margin-bottom="0.35cm"/>
      <style:text-properties style:font-name="Liberation Sans3" fo:font-size="10pt" style:font-size-asian="10pt" style:font-size-complex="10pt"/>
    </style:style>
    <style:style style:name="T1" style:family="text">
      <style:text-properties fo:color="#000000" style:font-name="Liberation Sans1" fo:font-size="14pt" fo:font-weight="bold" style:font-size-asian="14pt" style:font-name-complex="Liberation Sans1" style:font-size-complex="14pt" style:font-weight-complex="bold"/>
    </style:style>
    <style:style style:name="T2" style:family="text">
      <style:text-properties fo:color="#c0c0c0" style:font-name="Liberation Sans1" fo:font-size="6pt" style:font-size-asian="6pt" style:font-name-complex="Liberation Sans1" style:font-size-complex="6pt"/>
    </style:style>
    <style:style style:name="T3" style:family="text">
      <style:text-properties fo:color="#000000" style:font-name="Liberation Sans1" fo:font-size="6pt" style:font-size-asian="6pt" style:font-name-complex="Liberation Sans1" style:font-size-complex="6pt"/>
    </style:style>
    <style:style style:name="T4" style:family="text">
      <style:text-properties fo:color="#c0c0c0" style:font-name="Liberation Sans1" fo:font-size="8pt" style:font-size-asian="8pt" style:font-name-complex="Liberation Sans1" style:font-size-complex="8pt"/>
    </style:style>
    <style:style style:name="T5" style:family="text">
      <style:text-properties fo:color="#000000" style:font-name="Liberation Sans1" fo:font-size="8pt" style:font-size-asian="8pt" style:font-name-complex="Liberation Sans1" style:font-size-complex="8pt"/>
    </style:style>
    <style:style style:name="T6" style:family="text">
      <style:text-properties fo:color="#c0c0c0" style:font-name="Liberation Sans1" fo:font-size="6pt" fo:font-weight="bold" style:font-size-asian="6pt" style:font-name-complex="Liberation Sans1" style:font-size-complex="6pt" style:font-weight-complex="bold"/>
    </style:style>
    <style:style style:name="T7" style:family="text">
      <style:text-properties fo:color="#000000" style:font-name="Liberation Sans1" fo:font-size="6pt" fo:font-weight="bold" style:font-size-asian="6pt" style:font-name-complex="Liberation Sans1" style:font-size-complex="6pt" style:font-weight-complex="bold"/>
    </style:style>
    <style:style style:name="T8" style:family="text">
      <style:text-properties fo:color="#c0c0c0" style:font-name="Liberation Sans1" fo:font-size="3.5pt" fo:font-weight="bold" style:font-size-asian="3.5pt" style:font-name-complex="Liberation Sans1" style:font-size-complex="3.5pt" style:font-weight-complex="bold"/>
    </style:style>
    <style:style style:name="T9" style:family="text">
      <style:text-properties fo:color="#000000" style:font-name="Liberation Sans1" fo:font-size="3.5pt" fo:font-weight="bold" style:font-size-asian="3.5pt" style:font-name-complex="Liberation Sans1" style:font-size-complex="3.5pt" style:font-weight-complex="bold"/>
    </style:style>
    <style:style style:name="T10" style:family="text">
      <style:text-properties fo:color="#c0c0c0" style:font-name="Liberation Sans1" fo:font-size="8pt" fo:font-weight="bold" style:font-size-asian="8pt" style:font-name-complex="Liberation Sans1" style:font-size-complex="8pt" style:font-weight-complex="bold"/>
    </style:style>
    <style:style style:name="T11" style:family="text">
      <style:text-properties fo:color="#000000" style:font-name="Liberation Sans1" fo:font-size="8pt" fo:font-weight="bold" style:font-size-asian="8pt" style:font-name-complex="Liberation Sans1" style:font-size-complex="8pt" style:font-weight-complex="bold"/>
    </style:style>
    <style:style style:name="T12" style:family="text">
      <style:text-properties fo:color="#c0c0c0" style:font-name="Liberation Sans1" fo:font-size="3.5pt" style:font-size-asian="3.5pt" style:font-name-complex="Liberation Sans1" style:font-size-complex="3.5pt"/>
    </style:style>
    <style:style style:name="T13" style:family="text">
      <style:text-properties fo:color="#000000" style:font-name="Liberation Sans1" fo:font-size="3.5pt" style:font-size-asian="3.5pt" style:font-name-complex="Liberation Sans1" style:font-size-complex="3.5pt"/>
    </style:style>
    <style:style style:name="T14" style:family="text">
      <style:text-properties fo:color="#2a6099" style:font-name="Liberation Sans1" fo:font-size="3.5pt" style:font-size-asian="3.5pt" style:font-name-complex="Liberation Sans1" style:font-size-complex="3.5pt"/>
    </style:style>
    <style:style style:name="T15" style:family="text">
      <style:text-properties fo:color="#000000" style:font-name="Liberation Sans1" fo:font-size="4pt" style:font-size-asian="4pt" style:font-name-complex="Liberation Sans1" style:font-size-complex="4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382cm" svg:height="6.261cm" svg:x="6.502cm" svg:y="4.156cm" svg:viewBox="0 0 8383 6262" draw:points="4191,6262 0,6262 0,0 8383,0 8383,6262">
          <text:p/>
        </draw:polygon>
        <draw:polygon draw:style-name="gr1" draw:text-style-name="P1" draw:layer="layout" svg:width="8.382cm" svg:height="1.651cm" svg:x="6.502cm" svg:y="11.433cm" svg:viewBox="0 0 8383 1652" draw:points="4191,1652 0,1652 0,0 8383,0 8383,1652">
          <text:p/>
        </draw:polygon>
        <draw:line draw:style-name="gr2" draw:text-style-name="P2" draw:layer="layout" svg:x1="10.192cm" svg:y1="3.255cm" svg:x2="10.192cm" svg:y2="9.649cm">
          <text:p/>
        </draw:line>
        <draw:polygon draw:style-name="gr3" draw:text-style-name="P3" draw:layer="layout" svg:width="0.352cm" svg:height="0.281cm" svg:x="10.016cm" svg:y="9.625cm" svg:viewBox="0 0 353 282" draw:points="177,282 353,0 0,0">
          <text:p/>
        </draw:polygon>
        <draw:line draw:style-name="gr4" draw:text-style-name="P2" draw:layer="layout" svg:x1="10.085cm" svg:y1="5.529cm" svg:x2="10.311cm" svg:y2="5.33cm">
          <text:p/>
        </draw:line>
        <draw:frame draw:style-name="gr5" draw:text-style-name="P5" draw:layer="layout" svg:width="13.087cm" svg:height="0.556cm" svg:x="4.128cm" svg:y="0.005cm">
          <draw:text-box>
            <text:p text:style-name="P4"><text:span text:style-name="T1">Hybrid Custom Floating-Point Multiply-Accumulate Unit</text:span></text:p>
          </draw:text-box>
        </draw:frame>
        <draw:frame draw:style-name="gr6" draw:text-style-name="P6" draw:layer="layout" svg:width="0.535cm" svg:height="0.239cm" svg:x="10.372cm" svg:y="5.315cm">
          <draw:text-box>
            <text:p text:style-name="P4"><text:span text:style-name="T2">24-bit</text:span></text:p>
          </draw:text-box>
        </draw:frame>
        <draw:polygon draw:style-name="gr7" draw:text-style-name="P7" draw:layer="layout" svg:width="1.442cm" svg:height="0.388cm" svg:x="7.568cm" svg:y="8.662cm" svg:viewBox="0 0 1443 389" draw:points="722,389 0,389 0,0 1443,0 1443,389">
          <text:p/>
        </draw:polygon>
        <draw:frame draw:style-name="gr6" draw:text-style-name="P6" draw:layer="layout" svg:width="0.535cm" svg:height="0.239cm" svg:x="10.365cm" svg:y="5.308cm">
          <draw:text-box>
            <text:p text:style-name="P4"><text:span text:style-name="T3">24-bit</text:span></text:p>
          </draw:text-box>
        </draw:frame>
        <draw:frame draw:style-name="gr8" draw:text-style-name="P8" draw:layer="layout" svg:width="0.281cm" svg:height="0.319cm" svg:x="8.216cm" svg:y="8.709cm">
          <draw:text-box>
            <text:p text:style-name="P4"><text:span text:style-name="T4">+</text:span></text:p>
          </draw:text-box>
        </draw:frame>
        <draw:line draw:style-name="gr4" draw:text-style-name="P2" draw:layer="layout" svg:x1="7.666cm" svg:y1="8.275cm" svg:x2="7.891cm" svg:y2="8.076cm">
          <text:p/>
        </draw:line>
        <draw:line draw:style-name="gr2" draw:text-style-name="P2" draw:layer="layout" svg:x1="7.787cm" svg:y1="3.259cm" svg:x2="7.787cm" svg:y2="8.396cm">
          <text:p/>
        </draw:line>
        <draw:polygon draw:style-name="gr3" draw:text-style-name="P3" draw:layer="layout" svg:width="0.352cm" svg:height="0.281cm" svg:x="7.611cm" svg:y="8.372cm" svg:viewBox="0 0 353 282" draw:points="176,282 353,0 0,0">
          <text:p/>
        </draw:polygon>
        <draw:frame draw:style-name="gr8" draw:text-style-name="P8" draw:layer="layout" svg:width="0.281cm" svg:height="0.319cm" svg:x="8.206cm" svg:y="8.699cm">
          <draw:text-box>
            <text:p text:style-name="P4"><text:span text:style-name="T5">+</text:span></text:p>
          </draw:text-box>
        </draw:frame>
        <draw:frame draw:style-name="gr9" draw:text-style-name="P6" draw:layer="layout" svg:width="0.417cm" svg:height="0.239cm" svg:x="7.952cm" svg:y="8.059cm">
          <draw:text-box>
            <text:p text:style-name="P4"><text:span text:style-name="T2">8-bit</text:span></text:p>
          </draw:text-box>
        </draw:frame>
        <draw:line draw:style-name="gr4" draw:text-style-name="P2" draw:layer="layout" svg:x1="8.722cm" svg:y1="8.269cm" svg:x2="8.946cm" svg:y2="8.07cm">
          <text:p/>
        </draw:line>
        <draw:line draw:style-name="gr2" draw:text-style-name="P2" draw:layer="layout" svg:x1="8.84cm" svg:y1="4.411cm" svg:x2="8.84cm" svg:y2="8.397cm">
          <text:p/>
        </draw:line>
        <draw:polygon draw:style-name="gr3" draw:text-style-name="P3" draw:layer="layout" svg:width="0.352cm" svg:height="0.281cm" svg:x="8.664cm" svg:y="8.373cm" svg:viewBox="0 0 353 282" draw:points="176,282 353,0 0,0">
          <text:p/>
        </draw:polygon>
        <draw:frame draw:style-name="gr9" draw:text-style-name="P6" draw:layer="layout" svg:width="0.417cm" svg:height="0.239cm" svg:x="7.945cm" svg:y="8.052cm">
          <draw:text-box>
            <text:p text:style-name="P4"><text:span text:style-name="T3">8-bit</text:span></text:p>
          </draw:text-box>
        </draw:frame>
        <draw:frame draw:style-name="gr9" draw:text-style-name="P6" draw:layer="layout" svg:width="0.417cm" svg:height="0.239cm" svg:x="9.006cm" svg:y="8.059cm">
          <draw:text-box>
            <text:p text:style-name="P4"><text:span text:style-name="T2">4-bit</text:span></text:p>
          </draw:text-box>
        </draw:frame>
        <draw:line draw:style-name="gr4" draw:text-style-name="P2" draw:layer="layout" svg:x1="8.171cm" svg:y1="9.539cm" svg:x2="8.397cm" svg:y2="9.34cm">
          <text:p/>
        </draw:line>
        <draw:line draw:style-name="gr2" draw:text-style-name="P2" draw:layer="layout" svg:x1="8.289cm" svg:y1="9.053cm" svg:x2="8.289cm" svg:y2="9.667cm">
          <text:p/>
        </draw:line>
        <draw:polygon draw:style-name="gr3" draw:text-style-name="P3" draw:layer="layout" svg:width="0.352cm" svg:height="0.281cm" svg:x="8.113cm" svg:y="9.643cm" svg:viewBox="0 0 353 282" draw:points="177,282 353,0 0,0">
          <text:p/>
        </draw:polygon>
        <draw:frame draw:style-name="gr9" draw:text-style-name="P6" draw:layer="layout" svg:width="0.417cm" svg:height="0.239cm" svg:x="8.999cm" svg:y="8.052cm">
          <draw:text-box>
            <text:p text:style-name="P4"><text:span text:style-name="T3">4-bit</text:span></text:p>
          </draw:text-box>
        </draw:frame>
        <draw:frame draw:style-name="gr9" draw:text-style-name="P6" draw:layer="layout" svg:width="0.417cm" svg:height="0.239cm" svg:x="8.456cm" svg:y="9.329cm">
          <draw:text-box>
            <text:p text:style-name="P4"><text:span text:style-name="T2">8-bit</text:span></text:p>
          </draw:text-box>
        </draw:frame>
        <draw:polygon draw:style-name="gr7" draw:text-style-name="P7" draw:layer="layout" svg:width="5.008cm" svg:height="0.372cm" svg:x="7.562cm" svg:y="9.931cm" svg:viewBox="0 0 5009 373" draw:points="2505,373 0,373 0,0 5009,0 5009,373">
          <text:p/>
        </draw:polygon>
        <draw:frame draw:style-name="gr9" draw:text-style-name="P6" draw:layer="layout" svg:width="0.417cm" svg:height="0.239cm" svg:x="8.449cm" svg:y="9.322cm">
          <draw:text-box>
            <text:p text:style-name="P4"><text:span text:style-name="T3">8-bit</text:span></text:p>
          </draw:text-box>
        </draw:frame>
        <draw:frame draw:style-name="gr10" draw:text-style-name="P6" draw:layer="layout" svg:width="3.042cm" svg:height="0.239cm" svg:x="8.555cm" svg:y="10.003cm">
          <draw:text-box>
            <text:p text:style-name="P4"><text:span text:style-name="T2">BarrelShift (exponent, mantissa)</text:span></text:p>
          </draw:text-box>
        </draw:frame>
        <draw:frame draw:style-name="gr10" draw:text-style-name="P6" draw:layer="layout" svg:width="3.042cm" svg:height="0.239cm" svg:x="8.548cm" svg:y="9.996cm">
          <draw:text-box>
            <text:p text:style-name="P4"><text:span text:style-name="T3">BarrelShift (exponent, mantissa)</text:span></text:p>
          </draw:text-box>
        </draw:frame>
        <draw:frame draw:style-name="gr11" draw:text-style-name="P6" draw:layer="layout" svg:width="0.853cm" svg:height="0.239cm" svg:x="10.389cm" svg:y="9.675cm">
          <draw:text-box>
            <text:p text:style-name="P4"><text:span text:style-name="T2">mantissa</text:span></text:p>
          </draw:text-box>
        </draw:frame>
        <draw:frame draw:style-name="gr11" draw:text-style-name="P6" draw:layer="layout" svg:width="0.853cm" svg:height="0.239cm" svg:x="10.382cm" svg:y="9.668cm">
          <draw:text-box>
            <text:p text:style-name="P4"><text:span text:style-name="T3">mantissa</text:span></text:p>
          </draw:text-box>
        </draw:frame>
        <draw:frame draw:style-name="gr12" draw:text-style-name="P6" draw:layer="layout" svg:width="0.878cm" svg:height="0.239cm" svg:x="8.453cm" svg:y="9.675cm">
          <draw:text-box>
            <text:p text:style-name="P4"><text:span text:style-name="T2">exponent</text:span></text:p>
          </draw:text-box>
        </draw:frame>
        <draw:line draw:style-name="gr4" draw:text-style-name="P2" draw:layer="layout" svg:x1="8.367cm" svg:y1="11.78cm" svg:x2="8.591cm" svg:y2="11.581cm">
          <text:p/>
        </draw:line>
        <draw:line draw:style-name="gr2" draw:text-style-name="P2" draw:layer="layout" svg:x1="8.485cm" svg:y1="11.196cm" svg:x2="8.485cm" svg:y2="11.908cm">
          <text:p/>
        </draw:line>
        <draw:polygon draw:style-name="gr3" draw:text-style-name="P3" draw:layer="layout" svg:width="0.352cm" svg:height="0.281cm" svg:x="8.309cm" svg:y="11.884cm" svg:viewBox="0 0 353 282" draw:points="176,282 353,0 0,0">
          <text:p/>
        </draw:polygon>
        <draw:frame draw:style-name="gr12" draw:text-style-name="P6" draw:layer="layout" svg:width="0.878cm" svg:height="0.239cm" svg:x="8.446cm" svg:y="9.668cm">
          <draw:text-box>
            <text:p text:style-name="P4"><text:span text:style-name="T3">exponent</text:span></text:p>
          </draw:text-box>
        </draw:frame>
        <draw:frame draw:style-name="gr6" draw:text-style-name="P6" draw:layer="layout" svg:width="0.535cm" svg:height="0.239cm" svg:x="8.654cm" svg:y="11.573cm">
          <draw:text-box>
            <text:p text:style-name="P4"><text:span text:style-name="T2">64-bit</text:span></text:p>
          </draw:text-box>
        </draw:frame>
        <draw:line draw:style-name="gr4" draw:text-style-name="P2" draw:layer="layout" svg:x1="11.086cm" svg:y1="11.77cm" svg:x2="11.312cm" svg:y2="11.571cm">
          <text:p/>
        </draw:line>
        <draw:frame draw:style-name="gr6" draw:text-style-name="P6" draw:layer="layout" svg:width="0.535cm" svg:height="0.239cm" svg:x="8.647cm" svg:y="11.566cm">
          <draw:text-box>
            <text:p text:style-name="P4"><text:span text:style-name="T3">64-bit</text:span></text:p>
          </draw:text-box>
        </draw:frame>
        <draw:frame draw:style-name="gr6" draw:text-style-name="P6" draw:layer="layout" svg:width="0.535cm" svg:height="0.239cm" svg:x="11.374cm" svg:y="11.563cm">
          <draw:text-box>
            <text:p text:style-name="P4"><text:span text:style-name="T2">64-bit</text:span></text:p>
          </draw:text-box>
        </draw:frame>
        <draw:polygon draw:style-name="gr7" draw:text-style-name="P7" draw:layer="layout" svg:width="5.008cm" svg:height="0.372cm" svg:x="7.365cm" svg:y="12.171cm" svg:viewBox="0 0 5009 373" draw:points="2506,373 0,373 0,0 5009,0 5009,373">
          <text:p/>
        </draw:polygon>
        <draw:frame draw:style-name="gr6" draw:text-style-name="P6" draw:layer="layout" svg:width="0.535cm" svg:height="0.239cm" svg:x="11.367cm" svg:y="11.556cm">
          <draw:text-box>
            <text:p text:style-name="P4"><text:span text:style-name="T3">64-bit</text:span></text:p>
          </draw:text-box>
        </draw:frame>
        <draw:frame draw:style-name="gr8" draw:text-style-name="P8" draw:layer="layout" svg:width="0.281cm" svg:height="0.319cm" svg:x="9.797cm" svg:y="12.212cm">
          <draw:text-box>
            <text:p text:style-name="P4"><text:span text:style-name="T4">+</text:span></text:p>
          </draw:text-box>
        </draw:frame>
        <draw:line draw:style-name="gr4" draw:text-style-name="P2" draw:layer="layout" svg:x1="9.75cm" svg:y1="13.641cm" svg:x2="9.975cm" svg:y2="13.442cm">
          <text:p/>
        </draw:line>
        <draw:line draw:style-name="gr2" draw:text-style-name="P2" draw:layer="layout" svg:x1="9.868cm" svg:y1="12.543cm" svg:x2="9.868cm" svg:y2="13.769cm">
          <text:p/>
        </draw:line>
        <draw:polygon draw:style-name="gr3" draw:text-style-name="P3" draw:layer="layout" svg:width="0.352cm" svg:height="0.281cm" svg:x="9.692cm" svg:y="13.745cm" svg:viewBox="0 0 353 282" draw:points="176,282 353,0 0,0">
          <text:p/>
        </draw:polygon>
        <draw:frame draw:style-name="gr8" draw:text-style-name="P8" draw:layer="layout" svg:width="0.281cm" svg:height="0.319cm" svg:x="9.786cm" svg:y="12.202cm">
          <draw:text-box>
            <text:p text:style-name="P4"><text:span text:style-name="T5">+</text:span></text:p>
          </draw:text-box>
        </draw:frame>
        <draw:frame draw:style-name="gr6" draw:text-style-name="P6" draw:layer="layout" svg:width="0.535cm" svg:height="0.239cm" svg:x="10.029cm" svg:y="13.425cm">
          <draw:text-box>
            <text:p text:style-name="P4"><text:span text:style-name="T3">64-bit</text:span></text:p>
          </draw:text-box>
        </draw:frame>
        <draw:frame draw:style-name="gr13" draw:text-style-name="P6" draw:layer="layout" svg:width="1.302cm" svg:height="0.239cm" svg:x="7.821cm" svg:y="10.801cm">
          <draw:text-box>
            <text:p text:style-name="P4"><text:span text:style-name="T6">Accumulator</text:span></text:p>
          </draw:text-box>
        </draw:frame>
        <draw:frame draw:style-name="gr13" draw:text-style-name="P6" draw:layer="layout" svg:width="1.302cm" svg:height="0.239cm" svg:x="7.814cm" svg:y="10.794cm">
          <draw:text-box>
            <text:p text:style-name="P4"><text:span text:style-name="T7">Accumulator</text:span></text:p>
          </draw:text-box>
        </draw:frame>
        <draw:frame draw:style-name="gr14" draw:text-style-name="P9" draw:layer="layout" svg:width="0.122cm" svg:height="0.136cm" svg:x="9.116cm" svg:y="10.945cm">
          <draw:text-box>
            <text:p text:style-name="P4"><text:span text:style-name="T8">t</text:span></text:p>
          </draw:text-box>
        </draw:frame>
        <draw:line draw:style-name="gr2" draw:text-style-name="P2" draw:layer="layout" svg:x1="11.204cm" svg:y1="10.303cm" svg:x2="11.204cm" svg:y2="11.91cm">
          <text:p/>
        </draw:line>
        <draw:polygon draw:style-name="gr3" draw:text-style-name="P3" draw:layer="layout" svg:width="0.352cm" svg:height="0.281cm" svg:x="11.028cm" svg:y="11.886cm" svg:viewBox="0 0 353 282" draw:points="177,282 353,0 0,0">
          <text:p/>
        </draw:polygon>
        <draw:frame draw:style-name="gr14" draw:text-style-name="P9" draw:layer="layout" svg:width="0.122cm" svg:height="0.136cm" svg:x="9.112cm" svg:y="10.942cm">
          <draw:text-box>
            <text:p text:style-name="P4"><text:span text:style-name="T9">t</text:span></text:p>
          </draw:text-box>
        </draw:frame>
        <draw:frame draw:style-name="gr15" draw:text-style-name="P8" draw:layer="layout" svg:width="1.077cm" svg:height="0.319cm" svg:x="11.395cm" svg:y="6.853cm">
          <draw:text-box>
            <text:p text:style-name="P4"><text:span text:style-name="T10">Multiply</text:span></text:p>
          </draw:text-box>
        </draw:frame>
        <draw:polygon draw:style-name="gr7" draw:text-style-name="P7" draw:layer="layout" svg:width="0.776cm" svg:height="0.397cm" svg:x="7.426cm" svg:y="7.386cm" svg:viewBox="0 0 777 398" draw:points="389,398 0,398 0,0 777,0 777,398">
          <text:p/>
        </draw:polygon>
        <draw:frame draw:style-name="gr15" draw:text-style-name="P8" draw:layer="layout" svg:width="1.077cm" svg:height="0.319cm" svg:x="11.384cm" svg:y="6.843cm">
          <draw:text-box>
            <text:p text:style-name="P4"><text:span text:style-name="T11">Multiply</text:span></text:p>
          </draw:text-box>
        </draw:frame>
        <draw:frame draw:style-name="gr16" draw:text-style-name="P6" draw:layer="layout" svg:width="0.211cm" svg:height="0.239cm" svg:x="7.422cm" svg:y="7.446cm">
          <draw:text-box>
            <text:p text:style-name="P4"><text:span text:style-name="T2">E</text:span></text:p>
          </draw:text-box>
        </draw:frame>
        <draw:frame draw:style-name="gr16" draw:text-style-name="P6" draw:layer="layout" svg:width="0.211cm" svg:height="0.239cm" svg:x="7.415cm" svg:y="7.439cm">
          <draw:text-box>
            <text:p text:style-name="P4"><text:span text:style-name="T3">E</text:span></text:p>
          </draw:text-box>
        </draw:frame>
        <draw:frame draw:style-name="gr14" draw:text-style-name="P9" draw:layer="layout" svg:width="0.122cm" svg:height="0.136cm" svg:x="7.56cm" svg:y="7.594cm">
          <draw:text-box>
            <text:p text:style-name="P4"><text:span text:style-name="T12">H</text:span></text:p>
          </draw:text-box>
        </draw:frame>
        <draw:frame draw:style-name="gr14" draw:text-style-name="P9" draw:layer="layout" svg:width="0.122cm" svg:height="0.136cm" svg:x="7.557cm" svg:y="7.59cm">
          <draw:text-box>
            <text:p text:style-name="P4"><text:span text:style-name="T13">H</text:span></text:p>
          </draw:text-box>
        </draw:frame>
        <draw:frame draw:style-name="gr14" draw:text-style-name="P9" draw:layer="layout" svg:width="0.122cm" svg:height="0.136cm" svg:x="7.648cm" svg:y="7.594cm">
          <draw:text-box>
            <text:p text:style-name="P4"><text:span text:style-name="T13"><text:s/></text:span></text:p>
          </draw:text-box>
        </draw:frame>
        <draw:frame draw:style-name="gr14" draw:text-style-name="P9" draw:layer="layout" svg:width="0.122cm" svg:height="0.136cm" svg:x="7.645cm" svg:y="7.59cm">
          <draw:text-box>
            <text:p text:style-name="P4"><text:span text:style-name="T14"><text:s/></text:span></text:p>
          </draw:text-box>
        </draw:frame>
        <draw:frame draw:style-name="gr17" draw:text-style-name="P6" draw:layer="layout" svg:width="0.536cm" svg:height="0.239cm" svg:x="7.687cm" svg:y="7.446cm">
          <draw:text-box>
            <text:p text:style-name="P4"><text:span text:style-name="T2">– </text:span><text:span text:style-name="T2">127</text:span></text:p>
          </draw:text-box>
        </draw:frame>
        <draw:polygon draw:style-name="gr7" draw:text-style-name="P7" draw:layer="layout" svg:width="0.668cm" svg:height="0.397cm" svg:x="8.515cm" svg:y="7.387cm" svg:viewBox="0 0 669 398" draw:points="334,398 0,398 0,0 669,0 669,398">
          <text:p/>
        </draw:polygon>
        <draw:frame draw:style-name="gr17" draw:text-style-name="P6" draw:layer="layout" svg:width="0.536cm" svg:height="0.239cm" svg:x="7.68cm" svg:y="7.439cm">
          <draw:text-box>
            <text:p text:style-name="P4"><text:span text:style-name="T3">– </text:span><text:span text:style-name="T3">127</text:span></text:p>
          </draw:text-box>
        </draw:frame>
        <draw:frame draw:style-name="gr16" draw:text-style-name="P6" draw:layer="layout" svg:width="0.211cm" svg:height="0.239cm" svg:x="8.583cm" svg:y="7.449cm">
          <draw:text-box>
            <text:p text:style-name="P4"><text:span text:style-name="T2">E</text:span></text:p>
          </draw:text-box>
        </draw:frame>
        <draw:frame draw:style-name="gr16" draw:text-style-name="P6" draw:layer="layout" svg:width="0.211cm" svg:height="0.239cm" svg:x="8.576cm" svg:y="7.442cm">
          <draw:text-box>
            <text:p text:style-name="P4"><text:span text:style-name="T3">E</text:span></text:p>
          </draw:text-box>
        </draw:frame>
        <draw:frame draw:style-name="gr14" draw:text-style-name="P9" draw:layer="layout" svg:width="0.122cm" svg:height="0.136cm" svg:x="8.721cm" svg:y="7.597cm">
          <draw:text-box>
            <text:p text:style-name="P4"><text:span text:style-name="T12">F</text:span></text:p>
          </draw:text-box>
        </draw:frame>
        <draw:frame draw:style-name="gr14" draw:text-style-name="P9" draw:layer="layout" svg:width="0.122cm" svg:height="0.136cm" svg:x="8.717cm" svg:y="7.594cm">
          <draw:text-box>
            <text:p text:style-name="P4"><text:span text:style-name="T13">F</text:span></text:p>
          </draw:text-box>
        </draw:frame>
        <draw:frame draw:style-name="gr14" draw:text-style-name="P9" draw:layer="layout" svg:width="0.122cm" svg:height="0.136cm" svg:x="8.798cm" svg:y="7.597cm">
          <draw:text-box>
            <text:p text:style-name="P4"><text:span text:style-name="T12"><text:s/></text:span></text:p>
          </draw:text-box>
        </draw:frame>
        <draw:frame draw:style-name="gr14" draw:text-style-name="P9" draw:layer="layout" svg:width="0.122cm" svg:height="0.136cm" svg:x="8.795cm" svg:y="7.594cm">
          <draw:text-box>
            <text:p text:style-name="P4"><text:span text:style-name="T13"><text:s/></text:span></text:p>
          </draw:text-box>
        </draw:frame>
        <draw:frame draw:style-name="gr18" draw:text-style-name="P6" draw:layer="layout" svg:width="0.299cm" svg:height="0.239cm" svg:x="8.834cm" svg:y="7.449cm">
          <draw:text-box>
            <text:p text:style-name="P4"><text:span text:style-name="T2">– </text:span><text:span text:style-name="T2">7</text:span></text:p>
          </draw:text-box>
        </draw:frame>
        <draw:polygon draw:style-name="gr19" draw:text-style-name="P7" draw:layer="layout" svg:width="0.154cm" svg:height="0.381cm" svg:x="13.793cm" svg:y="2.593cm" svg:viewBox="0 0 155 382" draw:points="78,382 0,382 0,0 155,0 155,382">
          <text:p/>
        </draw:polygon>
        <draw:frame draw:style-name="gr18" draw:text-style-name="P6" draw:layer="layout" svg:width="0.299cm" svg:height="0.239cm" svg:x="8.827cm" svg:y="7.442cm">
          <draw:text-box>
            <text:p text:style-name="P4"><text:span text:style-name="T3">– </text:span><text:span text:style-name="T3">7</text:span></text:p>
          </draw:text-box>
        </draw:frame>
        <draw:polygon draw:style-name="gr19" draw:text-style-name="P7" draw:layer="layout" svg:width="0.155cm" svg:height="0.381cm" svg:x="13.947cm" svg:y="2.593cm" svg:viewBox="0 0 156 382" draw:points="78,382 0,382 0,0 156,0 156,382">
          <text:p/>
        </draw:polygon>
        <draw:polygon draw:style-name="gr19" draw:text-style-name="P7" draw:layer="layout" svg:width="0.156cm" svg:height="0.381cm" svg:x="14.102cm" svg:y="2.593cm" svg:viewBox="0 0 157 382" draw:points="78,382 0,382 0,0 157,0 157,382">
          <text:p/>
        </draw:polygon>
        <draw:polygon draw:style-name="gr19" draw:text-style-name="P7" draw:layer="layout" svg:width="0.154cm" svg:height="0.381cm" svg:x="14.258cm" svg:y="2.593cm" svg:viewBox="0 0 155 382" draw:points="78,382 0,382 0,0 155,0 155,382">
          <text:p/>
        </draw:polygon>
        <draw:line draw:style-name="gr4" draw:text-style-name="P2" draw:layer="layout" svg:x1="13.793cm" svg:y1="2.416cm" svg:x2="13.793cm" svg:y2="2.593cm">
          <text:p/>
        </draw:line>
        <draw:line draw:style-name="gr4" draw:text-style-name="P2" draw:layer="layout" svg:x1="14.414cm" svg:y1="2.417cm" svg:x2="14.414cm" svg:y2="2.594cm">
          <text:p/>
        </draw:line>
        <draw:line draw:style-name="gr4" draw:text-style-name="P2" draw:layer="layout" svg:x1="13.793cm" svg:y1="2.416cm" svg:x2="14.414cm" svg:y2="2.416cm">
          <text:p/>
        </draw:line>
        <draw:frame draw:style-name="gr20" draw:text-style-name="P10" draw:layer="layout" svg:width="0.489cm" svg:height="0.158cm" svg:x="13.825cm" svg:y="2.705cm">
          <draw:text-box>
            <text:p text:style-name="P4"><text:span text:style-name="T15">E </text:span><text:span text:style-name="T15">E </text:span><text:span text:style-name="T15">E </text:span><text:span text:style-name="T15">E</text:span></text:p>
          </draw:text-box>
        </draw:frame>
        <draw:polygon draw:style-name="gr21" draw:text-style-name="P11" draw:layer="layout" svg:width="0.156cm" svg:height="0.381cm" svg:x="7.019cm" svg:y="2.593cm" svg:viewBox="0 0 157 382" draw:points="79,382 0,382 0,0 157,0 157,382">
          <text:p/>
        </draw:polygon>
        <draw:frame draw:style-name="gr9" draw:text-style-name="P6" draw:layer="layout" svg:width="0.417cm" svg:height="0.239cm" svg:x="13.861cm" svg:y="2.133cm">
          <draw:text-box>
            <text:p text:style-name="P4"><text:span text:style-name="T3">4-bit</text:span></text:p>
          </draw:text-box>
        </draw:frame>
        <draw:polygon draw:style-name="gr19" draw:text-style-name="P7" draw:layer="layout" svg:width="0.155cm" svg:height="0.381cm" svg:x="7.175cm" svg:y="2.593cm" svg:viewBox="0 0 156 382" draw:points="78,382 0,382 0,0 156,0 156,382">
          <text:p/>
        </draw:polygon>
        <draw:polygon draw:style-name="gr19" draw:text-style-name="P7" draw:layer="layout" svg:width="0.156cm" svg:height="0.381cm" svg:x="7.328cm" svg:y="2.593cm" svg:viewBox="0 0 157 382" draw:points="79,382 0,382 0,0 157,0 157,382">
          <text:p/>
        </draw:polygon>
        <draw:polygon draw:style-name="gr19" draw:text-style-name="P7" draw:layer="layout" svg:width="0.155cm" svg:height="0.381cm" svg:x="7.484cm" svg:y="2.593cm" svg:viewBox="0 0 156 382" draw:points="79,382 0,382 0,0 156,0 156,382">
          <text:p/>
        </draw:polygon>
        <draw:polygon draw:style-name="gr19" draw:text-style-name="P7" draw:layer="layout" svg:width="0.153cm" svg:height="0.381cm" svg:x="7.64cm" svg:y="2.593cm" svg:viewBox="0 0 154 382" draw:points="77,382 0,382 0,0 154,0 154,382">
          <text:p/>
        </draw:polygon>
        <draw:polygon draw:style-name="gr19" draw:text-style-name="P7" draw:layer="layout" svg:width="0.156cm" svg:height="0.381cm" svg:x="7.793cm" svg:y="2.593cm" svg:viewBox="0 0 157 382" draw:points="79,382 0,382 0,0 157,0 157,382">
          <text:p/>
        </draw:polygon>
        <draw:polygon draw:style-name="gr19" draw:text-style-name="P7" draw:layer="layout" svg:width="0.155cm" svg:height="0.381cm" svg:x="7.949cm" svg:y="2.593cm" svg:viewBox="0 0 156 382" draw:points="78,382 0,382 0,0 156,0 156,382">
          <text:p/>
        </draw:polygon>
        <draw:polygon draw:style-name="gr19" draw:text-style-name="P7" draw:layer="layout" svg:width="0.154cm" svg:height="0.381cm" svg:x="8.104cm" svg:y="2.593cm" svg:viewBox="0 0 155 382" draw:points="78,382 0,382 0,0 155,0 155,382">
          <text:p/>
        </draw:polygon>
        <draw:polygon draw:style-name="gr19" draw:text-style-name="P7" draw:layer="layout" svg:width="0.155cm" svg:height="0.381cm" svg:x="8.258cm" svg:y="2.593cm" svg:viewBox="0 0 156 382" draw:points="79,382 0,382 0,0 156,0 156,382">
          <text:p/>
        </draw:polygon>
        <draw:polygon draw:style-name="gr22" draw:text-style-name="P12" draw:layer="layout" svg:width="0.155cm" svg:height="0.381cm" svg:x="8.414cm" svg:y="2.593cm" svg:viewBox="0 0 156 382" draw:points="77,382 0,382 0,0 156,0 156,382">
          <text:p/>
        </draw:polygon>
        <draw:polygon draw:style-name="gr22" draw:text-style-name="P12" draw:layer="layout" svg:width="0.155cm" svg:height="0.381cm" svg:x="8.567cm" svg:y="2.593cm" svg:viewBox="0 0 156 382" draw:points="79,382 0,382 0,0 156,0 156,382">
          <text:p/>
        </draw:polygon>
        <draw:polygon draw:style-name="gr22" draw:text-style-name="P12" draw:layer="layout" svg:width="0.156cm" svg:height="0.381cm" svg:x="8.722cm" svg:y="2.593cm" svg:viewBox="0 0 157 382" draw:points="79,382 0,382 0,0 157,0 157,382">
          <text:p/>
        </draw:polygon>
        <draw:polygon draw:style-name="gr22" draw:text-style-name="P12" draw:layer="layout" svg:width="0.155cm" svg:height="0.381cm" svg:x="8.878cm" svg:y="2.593cm" svg:viewBox="0 0 156 382" draw:points="79,382 0,382 0,0 156,0 156,382">
          <text:p/>
        </draw:polygon>
        <draw:polygon draw:style-name="gr22" draw:text-style-name="P12" draw:layer="layout" svg:width="0.154cm" svg:height="0.381cm" svg:x="9.033cm" svg:y="2.593cm" svg:viewBox="0 0 155 382" draw:points="78,382 0,382 0,0 155,0 155,382">
          <text:p/>
        </draw:polygon>
        <draw:polygon draw:style-name="gr22" draw:text-style-name="P12" draw:layer="layout" svg:width="0.156cm" svg:height="0.381cm" svg:x="9.187cm" svg:y="2.593cm" svg:viewBox="0 0 157 382" draw:points="79,382 0,382 0,0 157,0 157,382">
          <text:p/>
        </draw:polygon>
        <draw:polygon draw:style-name="gr22" draw:text-style-name="P12" draw:layer="layout" svg:width="0.155cm" svg:height="0.381cm" svg:x="9.343cm" svg:y="2.593cm" svg:viewBox="0 0 156 382" draw:points="78,382 0,382 0,0 156,0 156,382">
          <text:p/>
        </draw:polygon>
        <draw:polygon draw:style-name="gr22" draw:text-style-name="P12" draw:layer="layout" svg:width="0.156cm" svg:height="0.381cm" svg:x="9.496cm" svg:y="2.593cm" svg:viewBox="0 0 157 382" draw:points="79,382 0,382 0,0 157,0 157,382">
          <text:p/>
        </draw:polygon>
        <draw:polygon draw:style-name="gr22" draw:text-style-name="P12" draw:layer="layout" svg:width="0.155cm" svg:height="0.381cm" svg:x="9.649cm" svg:y="2.593cm" svg:viewBox="0 0 156 382" draw:points="79,382 0,382 0,0 156,0 156,382">
          <text:p/>
        </draw:polygon>
        <draw:polygon draw:style-name="gr22" draw:text-style-name="P12" draw:layer="layout" svg:width="0.155cm" svg:height="0.381cm" svg:x="9.805cm" svg:y="2.593cm" svg:viewBox="0 0 156 382" draw:points="77,382 0,382 0,0 156,0 156,382">
          <text:p/>
        </draw:polygon>
        <draw:polygon draw:style-name="gr22" draw:text-style-name="P12" draw:layer="layout" svg:width="0.156cm" svg:height="0.381cm" svg:x="9.96cm" svg:y="2.593cm" svg:viewBox="0 0 157 382" draw:points="79,382 0,382 0,0 157,0 157,382">
          <text:p/>
        </draw:polygon>
        <draw:polygon draw:style-name="gr22" draw:text-style-name="P12" draw:layer="layout" svg:width="0.153cm" svg:height="0.381cm" svg:x="10.116cm" svg:y="2.593cm" svg:viewBox="0 0 154 382" draw:points="77,382 0,382 0,0 154,0 154,382">
          <text:p/>
        </draw:polygon>
        <draw:polygon draw:style-name="gr22" draw:text-style-name="P12" draw:layer="layout" svg:width="0.155cm" svg:height="0.381cm" svg:x="10.27cm" svg:y="2.593cm" svg:viewBox="0 0 156 382" draw:points="77,382 0,382 0,0 156,0 156,382">
          <text:p/>
        </draw:polygon>
        <draw:polygon draw:style-name="gr22" draw:text-style-name="P12" draw:layer="layout" svg:width="0.155cm" svg:height="0.381cm" svg:x="10.423cm" svg:y="2.593cm" svg:viewBox="0 0 156 382" draw:points="79,382 0,382 0,0 156,0 156,382">
          <text:p/>
        </draw:polygon>
        <draw:polygon draw:style-name="gr22" draw:text-style-name="P12" draw:layer="layout" svg:width="0.154cm" svg:height="0.381cm" svg:x="10.58cm" svg:y="2.593cm" svg:viewBox="0 0 155 382" draw:points="77,382 0,382 0,0 155,0 155,382">
          <text:p/>
        </draw:polygon>
        <draw:polygon draw:style-name="gr22" draw:text-style-name="P12" draw:layer="layout" svg:width="0.156cm" svg:height="0.381cm" svg:x="10.734cm" svg:y="2.593cm" svg:viewBox="0 0 157 382" draw:points="79,382 0,382 0,0 157,0 157,382">
          <text:p/>
        </draw:polygon>
        <draw:polygon draw:style-name="gr22" draw:text-style-name="P12" draw:layer="layout" svg:width="0.156cm" svg:height="0.381cm" svg:x="10.887cm" svg:y="2.593cm" svg:viewBox="0 0 157 382" draw:points="79,382 0,382 0,0 157,0 157,382">
          <text:p/>
        </draw:polygon>
        <draw:polygon draw:style-name="gr22" draw:text-style-name="P12" draw:layer="layout" svg:width="0.155cm" svg:height="0.381cm" svg:x="11.043cm" svg:y="2.593cm" svg:viewBox="0 0 156 382" draw:points="79,382 0,382 0,0 156,0 156,382">
          <text:p/>
        </draw:polygon>
        <draw:polygon draw:style-name="gr22" draw:text-style-name="P12" draw:layer="layout" svg:width="0.153cm" svg:height="0.381cm" svg:x="11.199cm" svg:y="2.593cm" svg:viewBox="0 0 154 382" draw:points="78,382 0,382 0,0 154,0 154,382">
          <text:p/>
        </draw:polygon>
        <draw:polygon draw:style-name="gr22" draw:text-style-name="P12" draw:layer="layout" svg:width="0.156cm" svg:height="0.381cm" svg:x="11.352cm" svg:y="2.593cm" svg:viewBox="0 0 157 382" draw:points="79,382 0,382 0,0 157,0 157,382">
          <text:p/>
        </draw:polygon>
        <draw:polygon draw:style-name="gr22" draw:text-style-name="P12" draw:layer="layout" svg:width="0.156cm" svg:height="0.381cm" svg:x="11.507cm" svg:y="2.593cm" svg:viewBox="0 0 157 382" draw:points="79,382 0,382 0,0 157,0 157,382">
          <text:p/>
        </draw:polygon>
        <draw:polygon draw:style-name="gr22" draw:text-style-name="P12" draw:layer="layout" svg:width="0.154cm" svg:height="0.381cm" svg:x="11.663cm" svg:y="2.593cm" svg:viewBox="0 0 155 382" draw:points="79,382 0,382 0,0 155,0 155,382">
          <text:p/>
        </draw:polygon>
        <draw:polygon draw:style-name="gr22" draw:text-style-name="P12" draw:layer="layout" svg:width="0.156cm" svg:height="0.381cm" svg:x="11.816cm" svg:y="2.593cm" svg:viewBox="0 0 157 382" draw:points="79,382 0,382 0,0 157,0 157,382">
          <text:p/>
        </draw:polygon>
        <draw:line draw:style-name="gr4" draw:text-style-name="P2" draw:layer="layout" svg:x1="7.175cm" svg:y1="2.416cm" svg:x2="7.175cm" svg:y2="2.593cm">
          <text:p/>
        </draw:line>
        <draw:line draw:style-name="gr4" draw:text-style-name="P2" draw:layer="layout" svg:x1="8.416cm" svg:y1="2.417cm" svg:x2="8.416cm" svg:y2="2.594cm">
          <text:p/>
        </draw:line>
        <draw:line draw:style-name="gr4" draw:text-style-name="P2" draw:layer="layout" svg:x1="11.972cm" svg:y1="2.416cm" svg:x2="11.972cm" svg:y2="2.593cm">
          <text:p/>
        </draw:line>
        <draw:line draw:style-name="gr4" draw:text-style-name="P2" draw:layer="layout" svg:x1="7.173cm" svg:y1="2.416cm" svg:x2="11.972cm" svg:y2="2.416cm">
          <text:p/>
        </draw:line>
        <draw:frame draw:style-name="gr23" draw:text-style-name="P10" draw:layer="layout" svg:width="4.65cm" svg:height="0.158cm" svg:x="7.052cm" svg:y="2.705cm">
          <draw:text-box>
            <text:p text:style-name="P4"><text:span text:style-name="T15">S </text:span><text:span text:style-name="T15">E </text:span><text:span text:style-name="T15">E </text:span><text:span text:style-name="T15">E </text:span><text:span text:style-name="T15">E </text:span><text:span text:style-name="T15">E </text:span><text:span text:style-name="T15">E </text:span><text:span text:style-name="T15">E </text:span><text:span text:style-name="T15">E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 </text:span><text:span text:style-name="T15">M</text:span></text:p>
          </draw:text-box>
        </draw:frame>
        <draw:frame draw:style-name="gr9" draw:text-style-name="P6" draw:layer="layout" svg:width="0.417cm" svg:height="0.239cm" svg:x="7.86cm" svg:y="2.133cm">
          <draw:text-box>
            <text:p text:style-name="P4"><text:span text:style-name="T3">8</text:span><text:span text:style-name="T3">-</text:span><text:span text:style-name="T3">b</text:span><text:span text:style-name="T3">it</text:span></text:p>
          </draw:text-box>
        </draw:frame>
        <draw:frame draw:style-name="gr6" draw:text-style-name="P6" draw:layer="layout" svg:width="0.535cm" svg:height="0.239cm" svg:x="8.569cm" svg:y="2.136cm">
          <draw:text-box>
            <text:p text:style-name="P4"><text:span text:style-name="T3">2</text:span><text:span text:style-name="T3">3</text:span><text:span text:style-name="T3">-</text:span><text:span text:style-name="T3">b</text:span><text:span text:style-name="T3">it</text:span></text:p>
          </draw:text-box>
        </draw:frame>
        <draw:line draw:style-name="gr4" draw:text-style-name="P2" draw:layer="layout" svg:x1="7.1cm" svg:y1="2.089cm" svg:x2="7.1cm" svg:y2="2.594cm">
          <text:p/>
        </draw:line>
        <draw:path draw:style-name="gr4" draw:text-style-name="P2" draw:layer="layout" svg:width="3.553cm" svg:height="0.255cm" svg:x="8.413cm" svg:y="3cm" svg:viewBox="0 0 3554 256" svg:d="M0 0c0 64 148 128 297 128h1185c147 0 295 65 295 128 0-63 149-128 297-128h1183c148 0 297-64 297-128">
          <text:p/>
        </draw:path>
        <draw:path draw:style-name="gr4" draw:text-style-name="P2" draw:layer="layout" svg:width="0.615cm" svg:height="0.255cm" svg:x="13.796cm" svg:y="3cm" svg:viewBox="0 0 616 256" svg:d="M0 0c0 64 25 128 51 128h205c25 0 51 65 51 128 0-63 26-128 52-128h205c26 0 52-64 52-128">
          <text:p/>
        </draw:path>
        <draw:polygon draw:style-name="gr7" draw:text-style-name="P7" draw:layer="layout" svg:width="0.633cm" svg:height="0.397cm" svg:x="9.882cm" svg:y="4.737cm" svg:viewBox="0 0 634 398" draw:points="317,398 0,398 0,0 634,0 634,398">
          <text:p/>
        </draw:polygon>
        <draw:frame draw:style-name="gr24" draw:text-style-name="P6" draw:layer="layout" svg:width="2.648cm" svg:height="0.239cm" svg:x="6.883cm" svg:y="1.769cm">
          <draw:text-box>
            <text:p text:style-name="P4"><text:span text:style-name="T3">Sign <text:s text:c="3"/></text:span><text:span text:style-name="T3">Exponent <text:s text:c="3"/></text:span><text:span text:style-name="T3">Mantissa</text:span></text:p>
          </draw:text-box>
        </draw:frame>
        <draw:frame draw:style-name="gr16" draw:text-style-name="P6" draw:layer="layout" svg:width="0.211cm" svg:height="0.239cm" svg:x="9.984cm" svg:y="4.8cm">
          <draw:text-box>
            <text:p text:style-name="P4"><text:span text:style-name="T2">1.</text:span></text:p>
          </draw:text-box>
        </draw:frame>
        <draw:frame draw:style-name="gr16" draw:text-style-name="P6" draw:layer="layout" svg:width="0.211cm" svg:height="0.239cm" svg:x="9.977cm" svg:y="4.793cm">
          <draw:text-box>
            <text:p text:style-name="P4"><text:span text:style-name="T3">1.</text:span></text:p>
          </draw:text-box>
        </draw:frame>
        <draw:frame draw:style-name="gr16" draw:text-style-name="P6" draw:layer="layout" svg:width="0.211cm" svg:height="0.239cm" svg:x="10.164cm" svg:y="4.8cm">
          <draw:text-box>
            <text:p text:style-name="P4"><text:span text:style-name="T2">M</text:span></text:p>
          </draw:text-box>
        </draw:frame>
        <draw:frame draw:style-name="gr16" draw:text-style-name="P6" draw:layer="layout" svg:width="0.211cm" svg:height="0.239cm" svg:x="10.156cm" svg:y="4.793cm">
          <draw:text-box>
            <text:p text:style-name="P4"><text:span text:style-name="T3">M</text:span></text:p>
          </draw:text-box>
        </draw:frame>
        <draw:frame draw:style-name="gr14" draw:text-style-name="P9" draw:layer="layout" svg:width="0.122cm" svg:height="0.136cm" svg:x="10.336cm" svg:y="4.944cm">
          <draw:text-box>
            <text:p text:style-name="P4"><text:span text:style-name="T12">H</text:span></text:p>
          </draw:text-box>
        </draw:frame>
        <draw:path draw:style-name="gr4" draw:text-style-name="P2" draw:layer="layout" svg:width="1.233cm" svg:height="0.263cm" svg:x="7.175cm" svg:y="2.996cm" svg:viewBox="0 0 1234 264" svg:d="M0 0c0 67 52 133 103 133h411c52 0 103 66 103 131 0-65 50-131 102-131h413c50 0 102-66 102-133">
          <text:p/>
        </draw:path>
        <draw:line draw:style-name="gr2" draw:text-style-name="P2" draw:layer="layout" svg:x1="8.834cm" svg:y1="4.419cm" svg:x2="14.102cm" svg:y2="4.419cm">
          <text:p/>
        </draw:line>
        <draw:line draw:style-name="gr2" draw:text-style-name="P2" draw:layer="layout" svg:x1="14.102cm" svg:y1="3.233cm" svg:x2="14.102cm" svg:y2="4.425cm">
          <text:p/>
        </draw:line>
        <draw:frame draw:style-name="gr14" draw:text-style-name="P9" draw:layer="layout" svg:width="0.122cm" svg:height="0.136cm" svg:x="10.333cm" svg:y="4.941cm">
          <draw:text-box>
            <text:p text:style-name="P4"><text:span text:style-name="T13">H</text:span></text:p>
          </draw:text-box>
        </draw:frame>
        <draw:frame draw:style-name="gr25" draw:text-style-name="P8" draw:layer="layout" svg:width="1.606cm" svg:height="0.319cm" svg:x="11.398cm" svg:y="12.653cm">
          <draw:text-box>
            <text:p text:style-name="P4"><text:span text:style-name="T10">A</text:span><text:span text:style-name="T10">cc</text:span><text:span text:style-name="T10">u</text:span><text:span text:style-name="T10">m</text:span><text:span text:style-name="T10">ul</text:span><text:span text:style-name="T10">at</text:span><text:span text:style-name="T10">e</text:span></text:p>
          </draw:text-box>
        </draw:frame>
        <draw:frame draw:style-name="gr25" draw:text-style-name="P8" draw:layer="layout" svg:width="1.606cm" svg:height="0.319cm" svg:x="11.388cm" svg:y="12.643cm">
          <draw:text-box>
            <text:p text:style-name="P4"><text:span text:style-name="T11">Accu</text:span><text:span text:style-name="T11">mulat</text:span><text:span text:style-name="T11">e</text:span></text:p>
          </draw:text-box>
        </draw:frame>
        <draw:frame draw:style-name="gr16" draw:text-style-name="P6" draw:layer="layout" svg:width="0.211cm" svg:height="0.239cm" svg:x="7.86cm" svg:y="3.653cm">
          <draw:text-box>
            <text:p text:style-name="P4"><text:span text:style-name="T7">E</text:span></text:p>
          </draw:text-box>
        </draw:frame>
        <draw:frame draw:style-name="gr14" draw:text-style-name="P9" draw:layer="layout" svg:width="0.122cm" svg:height="0.136cm" svg:x="8.001cm" svg:y="3.805cm">
          <draw:text-box>
            <text:p text:style-name="P4"><text:span text:style-name="T9">H</text:span></text:p>
          </draw:text-box>
        </draw:frame>
        <draw:frame draw:style-name="gr16" draw:text-style-name="P6" draw:layer="layout" svg:width="0.211cm" svg:height="0.239cm" svg:x="10.262cm" svg:y="3.653cm">
          <draw:text-box>
            <text:p text:style-name="P4"><text:span text:style-name="T7">M</text:span></text:p>
          </draw:text-box>
        </draw:frame>
        <draw:frame draw:style-name="gr14" draw:text-style-name="P9" draw:layer="layout" svg:width="0.122cm" svg:height="0.136cm" svg:x="10.439cm" svg:y="3.805cm">
          <draw:text-box>
            <text:p text:style-name="P4"><text:span text:style-name="T9">H</text:span></text:p>
          </draw:text-box>
        </draw:frame>
        <draw:frame draw:style-name="gr16" draw:text-style-name="P6" draw:layer="layout" svg:width="0.211cm" svg:height="0.239cm" svg:x="14.175cm" svg:y="3.653cm">
          <draw:text-box>
            <text:p text:style-name="P4"><text:span text:style-name="T7">E</text:span></text:p>
          </draw:text-box>
        </draw:frame>
        <draw:frame draw:style-name="gr14" draw:text-style-name="P9" draw:layer="layout" svg:width="0.122cm" svg:height="0.136cm" svg:x="14.312cm" svg:y="3.805cm">
          <draw:text-box>
            <text:p text:style-name="P4"><text:span text:style-name="T9">F</text:span></text:p>
          </draw:text-box>
        </draw:frame>
        <draw:frame draw:style-name="gr26" draw:text-style-name="P8" draw:layer="layout" svg:width="4.955cm" svg:height="0.319cm" svg:x="6.883cm" svg:y="1.336cm">
          <draw:text-box>
            <text:p text:style-name="P4"><text:span text:style-name="T5">IE</text:span><text:span text:style-name="T5">E</text:span><text:span text:style-name="T5">E </text:span><text:span text:style-name="T5">75</text:span><text:span text:style-name="T5">4 </text:span><text:span text:style-name="T5">si</text:span><text:span text:style-name="T5">ng</text:span><text:span text:style-name="T5">le-</text:span><text:span text:style-name="T5">pr</text:span><text:span text:style-name="T5">ec</text:span><text:span text:style-name="T5">isi</text:span><text:span text:style-name="T5">on </text:span><text:span text:style-name="T5">flo</text:span><text:span text:style-name="T5">ati</text:span><text:span text:style-name="T5">ng</text:span><text:span text:style-name="T5">-</text:span><text:span text:style-name="T5">po</text:span><text:span text:style-name="T5">int</text:span></text:p>
          </draw:text-box>
        </draw:frame>
        <draw:frame draw:style-name="gr27" draw:text-style-name="P8" draw:layer="layout" svg:width="0.789cm" svg:height="0.319cm" svg:x="13.783cm" svg:y="1.34cm">
          <draw:text-box>
            <text:p text:style-name="P4"><text:span text:style-name="T5">Flo</text:span><text:span text:style-name="T5">at4</text:span></text:p>
          </draw:text-box>
        </draw:frame>
        <draw:frame draw:style-name="gr13" draw:text-style-name="P6" draw:layer="layout" svg:width="1.302cm" svg:height="0.239cm" svg:x="9.116cm" svg:y="14.092cm">
          <draw:text-box>
            <text:p text:style-name="P4"><text:span text:style-name="T6">Ac</text:span><text:span text:style-name="T6">cu</text:span><text:span text:style-name="T6">mu</text:span><text:span text:style-name="T6">lat</text:span><text:span text:style-name="T6">or</text:span></text:p>
          </draw:text-box>
        </draw:frame>
        <draw:frame draw:style-name="gr13" draw:text-style-name="P6" draw:layer="layout" svg:width="1.302cm" svg:height="0.239cm" svg:x="9.109cm" svg:y="14.085cm">
          <draw:text-box>
            <text:p text:style-name="P4"><text:span text:style-name="T7">A</text:span><text:span text:style-name="T7">c</text:span><text:span text:style-name="T7">c</text:span><text:span text:style-name="T7">u</text:span><text:span text:style-name="T7">m</text:span><text:span text:style-name="T7">u</text:span><text:span text:style-name="T7">la</text:span><text:span text:style-name="T7">t</text:span><text:span text:style-name="T7">o</text:span><text:span text:style-name="T7">r</text:span></text:p>
          </draw:text-box>
        </draw:frame>
        <draw:frame draw:style-name="gr28" draw:text-style-name="P9" draw:layer="layout" svg:width="0.184cm" svg:height="0.136cm" svg:x="10.414cm" svg:y="14.24cm">
          <draw:text-box>
            <text:p text:style-name="P4"><text:span text:style-name="T8">t+1</text:span></text:p>
          </draw:text-box>
        </draw:frame>
        <draw:frame draw:style-name="gr28" draw:text-style-name="P9" draw:layer="layout" svg:width="0.184cm" svg:height="0.136cm" svg:x="10.41cm" svg:y="14.236cm">
          <draw:text-box>
            <text:p text:style-name="P4"><text:span text:style-name="T9">t+1</text:span></text:p>
          </draw:text-box>
        </draw:frame>
        <draw:frame draw:style-name="gr29" draw:text-style-name="P6" draw:layer="layout" svg:width="2.987cm" svg:height="0.239cm" svg:x="8.513cm" svg:y="14.388cm">
          <draw:text-box>
            <text:p text:style-name="P4"><text:span text:style-name="T2">64-bit fixed-</text:span><text:span text:style-name="T2">point, 23-bit </text:span><text:span text:style-name="T2">fraction</text:span></text:p>
          </draw:text-box>
        </draw:frame>
        <draw:frame draw:style-name="gr29" draw:text-style-name="P6" draw:layer="layout" svg:width="2.987cm" svg:height="0.239cm" svg:x="8.505cm" svg:y="14.381cm">
          <draw:text-box>
            <text:p text:style-name="P4"><text:span text:style-name="T3">64-</text:span><text:span text:style-name="T3">bit </text:span><text:span text:style-name="T3">fix</text:span><text:span text:style-name="T3">ed-</text:span><text:span text:style-name="T3">poi</text:span><text:span text:style-name="T3">nt, </text:span><text:span text:style-name="T3">23-</text:span><text:span text:style-name="T3">bit </text:span><text:span text:style-name="T3">fra</text:span><text:span text:style-name="T3">cti</text:span><text:span text:style-name="T3">on</text:span></text:p>
          </draw:text-box>
        </draw:frame>
        <draw:frame draw:style-name="gr30" draw:text-style-name="P14" draw:layer="layout" svg:width="5.773cm" svg:height="1.183cm" svg:x="0.273cm" svg:y="4.242cm">
          <draw:text-box>
            <text:p text:style-name="P13">For <text:span text:style-name="T16">noise-robust applications</text:span> with <text:span text:style-name="T16">non-negativity constraints</text:span>.</text:p>
          </draw:text-box>
        </draw:frame>
        <draw:frame draw:style-name="gr31" draw:text-style-name="P14" draw:layer="layout" svg:width="6.195cm" svg:height="5.253cm" svg:x="0.155cm" svg:y="6.34cm">
          <draw:text-box>
            <text:p text:style-name="P13">Non-negative Tensor Factorization</text:p>
            <text:p text:style-name="P13">Non-negative Sparse Coding</text:p>
            <text:p text:style-name="P13">Non-negative Matrix Factorization</text:p>
            <text:p text:style-name="P13">Spike-by-Spike Neural Networks</text:p>
            <text:p text:style-name="P13">Etc.</text:p>
            <text:p text:style-name="P13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1" svg:font-family="'Liberation Serif'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00:20:51.381185039</dc:date>
    <meta:editing-duration>PT2H23M28S</meta:editing-duration>
    <meta:editing-cycles>4</meta:editing-cycles>
    <meta:document-statistic meta:object-count="154"/>
  </office:meta>
</office:document-meta>
</file>